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language="bg" fo:country="BG"/>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etter of complaint in regard of a hotel accommodation</text:p>
      <text:p text:style-name="P1"/>
      <text:p text:style-name="P2">Dear Mr. Smith,</text:p>
      <text:p text:style-name="P2"/>
      <text:p text:style-name="P2">I am writing to express my disappointment with aspects of my recent holiday and more precisely the <text:span text:style-name="T2"><text:s/></text:span>accommodation provided by the hotel “Tulip Inn”. Unfortunately, during my <text:span text:style-name="T2">stay there I discovered a number of problems that decrease the quality of the trips organized by your company. I want to underline that I am satisfied with the other services included in the holiday package, but despite this, the problems that are to be listed, led to an overall decrease in the quality of the product offered by the company that you are representing. Therefore I kindly recommend either to terminate your current contract with hotel “Tulip Inn” or to require an immediate improvement in the conditions provided by it. </text:span></text:p>
      <text:p text:style-name="P2"><text:span text:style-name="T2"/></text:p>
      <text:p text:style-name="P2"><text:span text:style-name="T2">The first and most serious problem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7T11:03:08.20</meta:creation-date>
    <dc:date>2017-05-07T12:15:29.20</dc:date>
    <meta:editing-duration>PT1H12M15S</meta:editing-duration>
    <meta:editing-cycles>16</meta:editing-cycles>
    <meta:generator>OpenOffice/4.1.2$Win32 OpenOffice.org_project/412m3$Build-9782</meta:generator>
    <meta:document-statistic meta:table-count="0" meta:image-count="0" meta:object-count="0" meta:page-count="1" meta:paragraph-count="4" meta:word-count="138" meta:character-count="819"/>
  </office:meta>
</office:document-meta>
</file>